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</style:style>
    <style:style style:name="ce3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essió Tema 2" table:style-name="ta1" table:print="false">
        <table:table-column table:style-name="co1" table:number-columns-repeated="9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row table:style-name="ro1">
          <table:table-cell table:style-name="ce1" office:value-type="string">
            <text:p>Exercici 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Dades brut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Covariància I coeficient de correlació</text:p>
          </table:table-cell>
          <table:table-cell table:number-columns-repeated="3"/>
          <table:table-cell office:value-type="string">
            <text:p>X.Y</text:p>
          </table:table-cell>
          <table:table-cell table:number-columns-repeated="2"/>
          <table:table-cell office:value-type="string">
            <text:p>X (ordenats)</text:p>
          </table:table-cell>
          <table:table-cell office:value-type="string">
            <text:p>Y (ordenats)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ov</text:p>
          </table:table-cell>
          <table:table-cell table:formula="of:=[.J16]-[.B16]*[.C16]" office:value-type="float" office:value="2.15">
            <text:p>2,15</text:p>
          </table:table-cell>
          <table:table-cell table:number-columns-repeated="2"/>
          <table:table-cell table:formula="of:=[.B5]*[.C5]" office:value-type="float" office:value="40">
            <text:p>4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</text:p>
          </table:table-cell>
          <table:table-cell table:formula="of:=[.G5]/([.B18]*[.C18])" office:value-type="float" office:value="0.586231627988008">
            <text:p>0,59</text:p>
          </table:table-cell>
          <table:table-cell table:number-columns-repeated="2"/>
          <table:table-cell table:formula="of:=[.B6]*[.C6]" office:value-type="float" office:value="30">
            <text:p>30</text:p>
          </table:table-cell>
          <table:table-cell table:number-columns-repeated="2"/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^2 </text:p>
          </table:table-cell>
          <table:table-cell table:formula="of:=[.G6]^2" office:value-type="float" office:value="0.34366752165347">
            <text:p>0,34</text:p>
          </table:table-cell>
          <table:table-cell table:number-columns-repeated="2"/>
          <table:table-cell table:formula="of:=[.B7]*[.C7]" office:value-type="float" office:value="35">
            <text:p>35</text:p>
          </table:table-cell>
          <table:table-cell table:number-columns-repeated="2"/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6"/>
          <table:table-cell table:formula="of:=[.B8]*[.C8]" office:value-type="float" office:value="48">
            <text:p>48</text:p>
          </table:table-cell>
          <table:table-cell table:number-columns-repeated="2"/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6"/>
          <table:table-cell table:formula="of:=[.B9]*[.C9]" office:value-type="float" office:value="54">
            <text:p>5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cta regressió</text:p>
          </table:table-cell>
          <table:table-cell table:number-columns-repeated="3"/>
          <table:table-cell table:formula="of:=[.B10]*[.C10]" office:value-type="float" office:value="12">
            <text:p>12</text:p>
          </table:table-cell>
          <table:table-cell table:number-columns-repeated="2"/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</text:p>
          </table:table-cell>
          <table:table-cell table:formula="of:=[.G5]/[.B17]" office:value-type="float" office:value="0.487528344671202">
            <text:p>0,49</text:p>
          </table:table-cell>
          <table:table-cell table:number-columns-repeated="2"/>
          <table:table-cell table:formula="of:=[.B11]*[.C11]"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b</text:p>
          </table:table-cell>
          <table:table-cell table:formula="of:=[.C16]-[.G11]*[.C16]" office:value-type="float" office:value="2.81859410430839">
            <text:p>2,82</text:p>
          </table:table-cell>
          <table:table-cell table:number-columns-repeated="2"/>
          <table:table-cell table:formula="of:=[.B12]*[.C12]" office:value-type="float" office:value="12">
            <text:p>12</text:p>
          </table:table-cell>
          <table:table-cell table:number-columns-repeated="2"/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6"/>
          <table:table-cell table:formula="of:=[.B13]*[.C13]" office:value-type="float" office:value="42">
            <text:p>42</text:p>
          </table:table-cell>
          <table:table-cell table:number-columns-repeated="2"/>
          <table:table-cell table:number-columns-repeated="2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6"/>
          <table:table-cell table:formula="of:=[.B14]*[.C14]" office:value-type="float" office:value="56">
            <text:p>5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5"/>
          <table:table-cell office:value-type="string">
            <text:p>Predicció</text:p>
          </table:table-cell>
          <table:table-cell table:number-columns-repeated="8"/>
        </table:table-row>
        <table:table-row table:style-name="ro1">
          <table:table-cell office:value-type="string">
            <text:p>mitjana </text:p>
          </table:table-cell>
          <table:table-cell table:formula="of:=AVERAGE([.B5:.B14])" office:value-type="float" office:value="5.7">
            <text:p>5,7</text:p>
          </table:table-cell>
          <table:table-cell table:formula="of:=AVERAGE([.C5:.C14])" office:value-type="float" office:value="5.5">
            <text:p>5,5</text:p>
          </table:table-cell>
          <table:table-cell table:number-columns-repeated="2"/>
          <table:table-cell office:value-type="string">
            <text:p>nota X</text:p>
          </table:table-cell>
          <table:table-cell office:value-type="float" office:value="5.5">
            <text:p>5,5</text:p>
          </table:table-cell>
          <table:table-cell table:number-columns-repeated="2"/>
          <table:table-cell table:formula="of:=AVERAGE([.J5:.J14])" office:value-type="float" office:value="33.5">
            <text:p>33,5</text:p>
          </table:table-cell>
          <table:table-cell table:number-columns-repeated="4"/>
        </table:table-row>
        <table:table-row table:style-name="ro1">
          <table:table-cell office:value-type="string">
            <text:p>variància</text:p>
          </table:table-cell>
          <table:table-cell table:formula="of:=VARP([.B5:.B14])" office:value-type="float" office:value="4.41">
            <text:p>4,41</text:p>
          </table:table-cell>
          <table:table-cell table:formula="of:=VARP([.C5:.C14])" office:value-type="float" office:value="3.05">
            <text:p>3,05</text:p>
          </table:table-cell>
          <table:table-cell table:number-columns-repeated="2"/>
          <table:table-cell office:value-type="string">
            <text:p>predicció Y</text:p>
          </table:table-cell>
          <table:table-cell table:formula="of:=[.G11]*[.G16]+[.G12]" office:value-type="float" office:value="5.5">
            <text:p>5,5</text:p>
          </table:table-cell>
          <table:table-cell table:number-columns-repeated="7"/>
        </table:table-row>
        <table:table-row table:style-name="ro1">
          <table:table-cell office:value-type="string">
            <text:p>desv tipica</text:p>
          </table:table-cell>
          <table:table-cell table:formula="of:=SQRT([.B17])" office:value-type="float" office:value="2.1">
            <text:p>2,1</text:p>
          </table:table-cell>
          <table:table-cell table:formula="of:=SQRT([.C17])" office:value-type="float" office:value="1.7464249196573">
            <text:p>1,7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Taula contingènci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X | 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office:value-type="string">
            <text:p>freq abs X</text:p>
          </table:table-cell>
          <table:table-cell table:number-columns-repeated="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formula="of:=SUM([.B24:.G24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formula="of:=SUM([.B25:.G25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table-cell table:formula="of:=SUM([.B26:.G26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formula="of:=SUM([.B27:.G27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formula="of:=SUM([.B28:.G28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formula="of:=SUM([.B29:.G29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formula="of:=SUM([.B30:.G30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formula="of:=SUM([.B31:.G31]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eq abs Y</text:p>
          </table:table-cell>
          <table:table-cell table:formula="of:=SUM([.B24:.B31])" office:value-type="float" office:value="2">
            <text:p>2</text:p>
          </table:table-cell>
          <table:table-cell table:formula="of:=SUM([.C24:.C31])" office:value-type="float" office:value="1">
            <text:p>1</text:p>
          </table:table-cell>
          <table:table-cell table:formula="of:=SUM([.D24:.D31])" office:value-type="float" office:value="2">
            <text:p>2</text:p>
          </table:table-cell>
          <table:table-cell table:formula="of:=SUM([.E24:.E31])" office:value-type="float" office:value="2">
            <text:p>2</text:p>
          </table:table-cell>
          <table:table-cell table:formula="of:=SUM([.F24:.F31])" office:value-type="float" office:value="1">
            <text:p>1</text:p>
          </table:table-cell>
          <table:table-cell table:formula="of:=SUM([.G24:.G31])" office:value-type="float" office:value="2">
            <text:p>2</text:p>
          </table:table-cell>
          <table:table-cell table:formula="of:=SUM([.B24:.G31])" office:value-type="float" office:value="10">
            <text:p>1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Diagrama dispersió</text:p>
            <draw:frame table:end-cell-address="'sessió Tema 2'.F52" table:end-x="0.697cm" table:end-y="0.182cm" draw:z-index="0" draw:style-name="gr1" svg:width="11.597cm" svg:height="7.472cm" svg:x="0.39cm" svg:y="0.38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style-name="ce1" office:value-type="string">
            <text:p>Exercici 2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Taula contingènci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Susp.|Familia</text:p>
          </table:table-cell>
          <table:table-cell table:style-name="ce2" office:value-type="string">
            <text:p>Separats</text:p>
          </table:table-cell>
          <table:table-cell table:style-name="ce2" office:value-type="string">
            <text:p>No separats</text:p>
          </table:table-cell>
          <table:table-cell office:value-type="string">
            <text:p>Marginal Susp.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5 o més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38">
            <text:p>38</text:p>
          </table:table-cell>
          <table:table-cell table:formula="of:=SUM([.B68:.C68])" office:value-type="float" office:value="111">
            <text:p>111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4 o menys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132">
            <text:p>132</text:p>
          </table:table-cell>
          <table:table-cell table:formula="of:=SUM([.B69:.C69])" office:value-type="float" office:value="219">
            <text:p>219</text:p>
          </table:table-cell>
          <table:table-cell table:number-columns-repeated="10"/>
        </table:table-row>
        <table:table-row table:style-name="ro1">
          <table:table-cell office:value-type="string">
            <text:p>Marginal Familia</text:p>
          </table:table-cell>
          <table:table-cell table:formula="of:=SUM([.B68:.B69])" office:value-type="float" office:value="160">
            <text:p>160</text:p>
          </table:table-cell>
          <table:table-cell table:formula="of:=SUM([.C68:.C69])" office:value-type="float" office:value="170">
            <text:p>170</text:p>
          </table:table-cell>
          <table:table-cell table:formula="of:=SUM([.B68:.C69])" office:value-type="float" office:value="330">
            <text:p>33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N </text:p>
          </table:table-cell>
          <table:table-cell office:value-type="float" office:value="330">
            <text:p>33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nij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float" office:value="73">
            <text:p>73</text:p>
          </table:table-cell>
          <table:table-cell table:style-name="ce2" office:value-type="float" office:value="38">
            <text:p>3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87">
            <text:p>87</text:p>
          </table:table-cell>
          <table:table-cell table:style-name="ce2" office:value-type="float" office:value="132">
            <text:p>13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ij</text:p>
          </table:table-cell>
          <table:table-cell table:number-columns-repeated="13"/>
        </table:table-row>
        <table:table-row table:style-name="ro1">
          <table:table-cell/>
          <table:table-cell table:style-name="ce2" table:formula="of:=[.D68]*[.B70]/[.$D$70]" office:value-type="float" office:value="53.8181818181818">
            <text:p>53,82</text:p>
          </table:table-cell>
          <table:table-cell table:style-name="ce2" table:formula="of:=[.D68]*[.C70]/[.$D$70]" office:value-type="float" office:value="57.1818181818182">
            <text:p>57,18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[.D69]*[.B70]/[.$D$70]" office:value-type="float" office:value="106.181818181818">
            <text:p>106,18</text:p>
          </table:table-cell>
          <table:table-cell table:style-name="ce2" table:formula="of:=[.D69]*[.C70]/[.D70]" office:value-type="float" office:value="112.818181818182">
            <text:p>112,8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nij-eij</text:p>
          </table:table-cell>
          <table:table-cell table:number-columns-repeated="13"/>
        </table:table-row>
        <table:table-row table:style-name="ro1">
          <table:table-cell/>
          <table:table-cell table:style-name="ce2" table:formula="of:=[.B75]-[.B79]" office:value-type="float" office:value="19.1818181818182">
            <text:p>19,18</text:p>
          </table:table-cell>
          <table:table-cell table:style-name="ce2" table:formula="of:=[.C75]-[.C79]" office:value-type="float" office:value="-19.1818181818182">
            <text:p>-19,18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[.B76]-[.B80]" office:value-type="float" office:value="-19.1818181818182">
            <text:p>-19,18</text:p>
          </table:table-cell>
          <table:table-cell table:style-name="ce2" table:formula="of:=[.C76]-[.C80]" office:value-type="float" office:value="19.1818181818182">
            <text:p>19,1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(nij-eij)^2 / eij</text:p>
          </table:table-cell>
          <table:table-cell table:number-columns-repeated="13"/>
        </table:table-row>
        <table:table-row table:style-name="ro1">
          <table:table-cell/>
          <table:table-cell table:style-name="ce2" table:formula="of:=([.B83]^2)/[.B79]" office:value-type="float" office:value="6.8367628992629">
            <text:p>6,84</text:p>
          </table:table-cell>
          <table:table-cell table:style-name="ce2" table:formula="of:=([.C83]^2)/[.C79]" office:value-type="float" office:value="6.43460037577685">
            <text:p>6,4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[.B84]^2)/[.B80]" office:value-type="float" office:value="3.46520859277709">
            <text:p>3,47</text:p>
          </table:table-cell>
          <table:table-cell table:style-name="ce2" table:formula="of:=([.C84]^2)/[.C80]" office:value-type="float" office:value="3.26137279320197">
            <text:p>3,26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Chi^2</text:p>
          </table:table-cell>
          <table:table-cell table:formula="of:=SUM([.B87:.C88])" office:value-type="float" office:value="19.9979446610188">
            <text:p>20</text:p>
          </table:table-cell>
          <table:table-cell table:number-columns-repeated="12"/>
        </table:table-row>
        <table:table-row table:style-name="ro1">
          <table:table-cell office:value-type="string">
            <text:p>C </text:p>
          </table:table-cell>
          <table:table-cell table:formula="of:=SQRT([.B91]/([.B91]+[.B72]))" office:value-type="float" office:value="0.239034140404255">
            <text:p>0,2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Cmax</text:p>
          </table:table-cell>
          <table:table-cell table:formula="of:=SQRT(1-1/2)" office:value-type="float" office:value="0.707106781186548">
            <text:p>0,7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C/Cmax</text:p>
          </table:table-cell>
          <table:table-cell table:formula="of:=[.B92]/[.B96]" office:value-type="float" office:value="0.338045323229893">
            <text:p>0,34</text:p>
          </table:table-cell>
          <table:table-cell table:style-name="ce3" office:value-type="percentage" office:value="0.34">
            <text:p>34,00%</text:p>
          </table:table-cell>
          <table:table-cell office:value-type="string">
            <text:p>Dèbil relació de dependència entre les variables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% 5 o més suspensos (total)</text:p>
          </table:table-cell>
          <table:table-cell table:number-columns-repeated="2"/>
          <table:table-cell table:formula="of:=[.D68]/[.D70]*100" office:value-type="float" office:value="33.6363636363636">
            <text:p>33,64</text:p>
          </table:table-cell>
          <table:table-cell table:number-columns-repeated="10"/>
        </table:table-row>
        <table:table-row table:style-name="ro1">
          <table:table-cell office:value-type="string">
            <text:p>% 5 o més suspensos (separats)</text:p>
          </table:table-cell>
          <table:table-cell table:number-columns-repeated="2"/>
          <table:table-cell table:formula="of:=[.B68]/[.B70]*100" office:value-type="float" office:value="45.625">
            <text:p>45,63</text:p>
          </table:table-cell>
          <table:table-cell table:number-columns-repeated="10"/>
        </table:table-row>
        <table:table-row table:style-name="ro1">
          <table:table-cell office:value-type="string">
            <text:p>% 5 o més suspensos (no separats)</text:p>
          </table:table-cell>
          <table:table-cell table:number-columns-repeated="2"/>
          <table:table-cell table:formula="of:=[.C68]/[.C70]*100" office:value-type="float" office:value="22.3529411764706">
            <text:p>22,35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% 4 o menys suspensos (total)</text:p>
          </table:table-cell>
          <table:table-cell table:number-columns-repeated="2"/>
          <table:table-cell table:formula="of:=[.D69]/[.D70]*100" office:value-type="float" office:value="66.3636363636364">
            <text:p>66,36</text:p>
          </table:table-cell>
          <table:table-cell table:number-columns-repeated="10"/>
        </table:table-row>
        <table:table-row table:style-name="ro1">
          <table:table-cell office:value-type="string">
            <text:p>% 4 o menys suspensos (separats)</text:p>
          </table:table-cell>
          <table:table-cell table:number-columns-repeated="2"/>
          <table:table-cell table:formula="of:=[.B69]/[.B70]*100" office:value-type="float" office:value="54.375">
            <text:p>54,38</text:p>
          </table:table-cell>
          <table:table-cell table:number-columns-repeated="10"/>
        </table:table-row>
        <table:table-row table:style-name="ro1">
          <table:table-cell office:value-type="string">
            <text:p>% 4 o menys suspensos (no separats)</text:p>
          </table:table-cell>
          <table:table-cell table:number-columns-repeated="2"/>
          <table:table-cell table:formula="of:=[.C69]/[.C70]*100" office:value-type="float" office:value="77.6470588235294">
            <text:p>77,65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/03/2010</text:date>, <text:time>12:08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2T12:08:35.50</dc:date>
    <meta:editing-duration>PT00H39M03S</meta:editing-duration>
    <meta:editing-cycles>5</meta:editing-cycles>
    <meta:generator>OpenOffice.org/3.0$Win32 OpenOffice.org_project/300m15$Build-9379</meta:generator>
    <meta:document-statistic meta:table-count="1" meta:cell-count="232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1.598cm" svg:height="7.473cm" chart:class="chart:scatter" chart:style-name="ch1">
        <chart:plot-area chart:style-name="ch2" chart:data-source-has-labels="both" svg:x="0.231cm" svg:y="0.148cm" svg:width="11.136cm" svg:height="7.175cm"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1" chart:label-cell-address="local-table.$C$1" chart:class="chart:scatter">
            <chart:domain table:cell-range-address="local-table.$B$2:.$B$11"/>
            <chart:regression-curve chart:style-name="ch6">
              <chart:equation chart:display-r-square="true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